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8571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6.34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Φύλλο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>
            <text:p>Imperative Abstraction</text:p>
          </table:table-cell>
          <table:table-cell office:value-type="string">
            <text:p>Identified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office:value-type="string">
            <text:p>We need </text:p>
          </table:table-cell>
        </table:table-row>
        <table:table-row table:style-name="ro1">
          <table:table-cell office:value-type="string">
            <text:p>Unutilized Abstraction</text:p>
          </table:table-cell>
          <table:table-cell office:value-type="string">
            <text:p>Drop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/>
        </table:table-row>
        <table:table-row table:style-name="ro2">
          <table:table-cell office:value-type="string">
            <text:p>Unnecessary Abstraction</text:p>
          </table:table-cell>
          <table:table-cell office:value-type="string">
            <text:p>Refactor</text:p>
          </table:table-cell>
          <table:table-cell office:value-type="string">
            <text:p>HDTUninstaller</text:p>
          </table:table-cell>
          <table:table-cell office:value-type="string">
            <text:p>HDTUninstaller.Properties</text:p>
          </table:table-cell>
          <table:table-cell office:value-type="string">
            <text:p>Settings</text:p>
          </table:table-cell>
          <table:table-cell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</table:table-row>
        <table:table-row table:style-name="ro1">
          <table:table-cell office:value-type="string">
            <text:p>Missing Default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</table:table-row>
      </table:table>
      <table:table table:name="Φύλλο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18:25:09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son Nissopoulos</meta:initial-creator>
    <meta:creation-date>2018-04-08T17:49:56.76</meta:creation-date>
    <meta:generator>OpenOffice/4.1.5$Win32 OpenOffice.org_project/415m1$Build-9789</meta:generator>
    <dc:date>2018-04-08T18:25:09.36</dc:date>
    <dc:creator>Iason Nissopoulos</dc:creator>
    <meta:editing-duration>PT35M12S</meta:editing-duration>
    <meta:editing-cycles>1</meta:editing-cycles>
    <meta:document-statistic meta:table-count="3" meta:cell-count="28" meta:object-count="0"/>
  </office:meta>
</office:document-meta>
</file>